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Absichtserklärung (Letter of Intent)</text:p>
      <text:p text:style-name="Subtitle">Rohbiogas-Lieferzusage und Gesellschafter-Beitritt</text:p>
      <text:p text:style-name="Author"/>
      <text:p text:style-name="Center">EU INNOVATION FUND CALL IF25 NZT — SMALL-SCALE<text:line-break/>Projekt: BioMeth-CO2 Bavaria</text:p>
      <text:h text:style-name="Heading_20_1" text:outline-level="1"><text:bookmark-start text:name="absichtserklärung-letter-of-intent"/>Absichtserklärung (Letter of Intent)<text:bookmark-end text:name="absichtserklärung-letter-of-intent"/></text:h>
      <text:h text:style-name="Heading_20_3" text:outline-level="3"><text:bookmark-start text:name="rohbiogas-lieferzusage-und-gesellschafter-beitritt"/>Rohbiogas-Lieferzusage und Gesellschafter-Beitritt<text:bookmark-end text:name="rohbiogas-lieferzusage-und-gesellschafter-beitritt"/></text:h>
      <text:p text:style-name="Horizontal_20_Line"/>
      <text:p text:style-name="First_20_paragraph"><text:span text:style-name="T1">Von:</text:span><text:line-break/>[Name des Biogasanlagenbetreibers]<text:line-break/>[Rechtsform]<text:line-break/>[Adresse]<text:line-break/>[Geschäftsführer / Inhaber]</text:p>
      <text:p text:style-name="Text_20_body"><text:span text:style-name="T1">An:</text:span><text:line-break/>[Name der Projektgesellschaft] (in Gründung)<text:line-break/>[Adresse]</text:p>
      <text:p text:style-name="Text_20_body"><text:span text:style-name="T1">Datum:</text:span> [Datum]</text:p>
      <text:p text:style-name="Text_20_body"><text:span text:style-name="T1">Betreff:</text:span> Absichtserklärung zur Rohbiogaslieferung und Beteiligung an der Projektgesellschaft für das EU Innovation Fund-Projekt BioMeth-CO2 Bavaria</text:p>
      <text:p text:style-name="Horizontal_20_Line"/>
      <text:p text:style-name="First_20_paragraph">Sehr geehrte Damen und Herren,</text:p>
      <text:p text:style-name="Text_20_body">mit dieser Absichtserklärung bekundet [Unternehmensname] („der Betreiber”) seine Absicht, sich an dem Projekt „BioMeth-CO2 Bavaria” zu beteiligen, das unter dem EU Innovation Fund Call IF25 — Net-Zero Technologies (Small-Scale) mit Einreichungsfrist 23. April 2026 beantragt wird.</text:p>
      <text:h text:style-name="Heading_20_2" text:outline-level="2"><text:bookmark-start text:name="projektbeschreibung"/>1. Projektbeschreibung<text:bookmark-end text:name="projektbeschreibung"/></text:h>
      <text:p text:style-name="First_20_paragraph">Acht Biogasanlagenbetreiber in Bayern gründen gemeinsam eine Projektgesellschaft, die eine integrierte Biomethan-Produktion und CO2-Abscheidung in Lebensmittelqualität realisiert. Das Vorhaben umfasst:</text:p>
      <text:list text:style-name="L1">
        <text:list-item>
          <text:p text:style-name="P1">Membran-basierte Biogasaufbereitung zu Biomethan an einem zentralen Aufbereitungsstandort;</text:p>
        </text:list-item>
        <text:list-item>
          <text:p text:style-name="P1">Reverion rSOC-Technologie zur CO2-Abscheidung in Food-Grade-Qualität;</text:p>
        </text:list-item>
        <text:list-item>
          <text:p text:style-name="P1">Eine ca. 20 km Rohbiogas-Sammelleitung von den 8 Anlagen zum zentralen Standort;</text:p>
        </text:list-item>
        <text:list-item>
          <text:p text:style-name="P1">Eigene CO2-Logistik zur Belieferung von Brauereien und der Getränkeindustrie.</text:p>
        </text:list-item>
      </text:list>
      <text:p text:style-name="First_20_paragraph">Die Gesamtinvestition beträgt ca. 15 Mio. EUR.</text:p>
      <text:h text:style-name="Heading_20_2" text:outline-level="2"><text:bookmark-start text:name="zusagen-des-betreibers"/>2. Zusagen des Betreibers<text:bookmark-end text:name="zusagen-des-betreibers"/></text:h>
      <text:p text:style-name="First_20_paragraph">Der Betreiber erklärt seine Absicht:</text:p>
      <text:h text:style-name="Heading_20_3" text:outline-level="3"><text:bookmark-start text:name="a-rohbiogas-lieferung"/>a) Rohbiogas-Lieferung<text:bookmark-end text:name="a-rohbiogas-lieferung"/></text:h>
      <text:list text:style-name="L2">
        <text:list-item>
          <text:p text:style-name="P2">Der Betreiber betreibt eine Biogasanlage am Standort [Standort/Adresse] mit einer aktuellen Biogasproduktion von ca. [xxx] Nm³/h.</text:p>
        </text:list-item>
        <text:list-item>
          <text:p text:style-name="P2">Der Betreiber beabsichtigt, das an seiner Anlage erzeugte Rohbiogas dauerhaft und vollständig an die Projektgesellschaft zu liefern, damit dieses zu Biomethan aufbereitet und ins Erdgasnetz eingespeist werden kann.</text:p>
        </text:list-item>
        <text:list-item>
          <text:p text:style-name="P2">Die Lieferbedingungen (Menge, Qualität, Preis, Laufzeit) werden in einem separaten Biogasliefervertrag zwischen dem Betreiber und der Projektgesellschaft geregelt.</text:p>
        </text:list-item>
      </text:list>
      <text:h text:style-name="Heading_20_3" text:outline-level="3"><text:bookmark-start text:name="b-gesellschafter-beteiligung"/>b) Gesellschafter-Beteiligung<text:bookmark-end text:name="b-gesellschafter-beteiligung"/></text:h>
      <text:list text:style-name="L3">
        <text:list-item>
          <text:p text:style-name="P3">Der Betreiber beabsichtigt, sich als Gesellschafter an der zu gründenden Projektgesellschaft zu beteiligen.</text:p>
        </text:list-item>
        <text:list-item>
          <text:p text:style-name="P3">Der Betreiber ist bereit, eine anteilige Kapitaleinlage in Höhe von ca. [xxx] EUR zu leisten.</text:p>
        </text:list-item>
        <text:list-item>
          <text:p text:style-name="P3">Die genauen Beteiligungsverhältnisse, Rechte und Pflichten werden im Gesellschaftsvertrag geregelt.</text:p>
        </text:list-item>
      </text:list>
      <text:h text:style-name="Heading_20_3" text:outline-level="3"><text:bookmark-start text:name="c-mitwirkung-am-förderantrag"/>c) Mitwirkung am Förderantrag<text:bookmark-end text:name="c-mitwirkung-am-förderantrag"/></text:h>
      <text:list text:style-name="L4">
        <text:list-item>
          <text:p text:style-name="P4">Der Betreiber stellt der Projektgesellschaft alle erforderlichen technischen und wirtschaftlichen Daten seiner Biogasanlage zur Verfügung, die für die Erstellung des Förderantrags benötigt werden.</text:p>
        </text:list-item>
        <text:list-item>
          <text:p text:style-name="P4">Der Betreiber unterstützt die Projektgesellschaft bei Bedarf bei behördlichen Genehmigungsverfahren am Anlagenstandort.</text:p>
        </text:list-item>
      </text:list>
      <text:h text:style-name="Heading_20_3" text:outline-level="3"><text:bookmark-start text:name="d-bereitstellung-des-anlagenstandorts"/>d) Bereitstellung des Anlagenstandorts<text:bookmark-end text:name="d-bereitstellung-des-anlagenstandorts"/></text:h>
      <text:list text:style-name="L5">
        <text:list-item>
          <text:p text:style-name="P5">Der Betreiber stellt auf seinem Betriebsgelände die erforderliche Fläche für die Installation der Rohbiogas-Sammelleitung und zugehöriger Infrastruktur zur Verfügung.</text:p>
        </text:list-item>
        <text:list-item>
          <text:p text:style-name="P5">Die Nutzungsbedingungen werden in einem separaten Grundstücksnutzungsvertrag oder Pachtvertrag geregelt.</text:p>
        </text:list-item>
      </text:list>
      <text:h text:style-name="Heading_20_2" text:outline-level="2"><text:bookmark-start text:name="charakter-dieser-erklärung"/>3. Charakter dieser Erklärung<text:bookmark-end text:name="charakter-dieser-erklärung"/></text:h>
      <text:p text:style-name="P6"><text:span text:style-name="T1">Hinweis zur Unverbindlichkeit:</text:span> Diese Absichtserklärung ist eine <text:span text:style-name="T1">unverbindliche Willensbekundung</text:span>. Sie begründet keine rechtliche Verpflichtung zum Abschluss eines Gesellschaftsvertrags, Biogasliefervertrags oder zur Leistung von Zahlungen. Die verbindlichen Bedingungen der Zusammenarbeit werden in separaten Verträgen geregelt, die von allen Beteiligten verhandelt und unterzeichnet werden.</text:p>
      <text:h text:style-name="Heading_20_2" text:outline-level="2"><text:bookmark-start text:name="unterzeichnung"/>4. Unterzeichnung<text:bookmark-end text:name="unterzeichnung"/></text:h>
      <text:p text:style-name="First_20_paragraph">Für und im Namen von [Unternehmensname]:</text:p>
      <text:p text:style-name="Text_20_body"><text:line-break/></text:p>
      <text:p text:style-name="Text_20_body">_________________________________________</text:p>
      <text:p text:style-name="Text_20_body"><text:span text:style-name="T2">Unterschrift</text:span></text:p>
      <text:p text:style-name="Text_20_body"><text:line-break/></text:p>
      <table:table table:name="Table1" table:style-name="Table1">
        <table:table-column table:style-name="Table1.A"/>
        <table:table-column table:style-name="Table1.B"/>
        <table:table-row>
          <table:table-cell table:style-name="TableRowCell" office:value-type="string">
            <text:p text:style-name="Table_20_Contents"><text:span text:style-name="T1">Name:</text:span></text:p>
          </table:table-cell>
          <table:table-cell table:style-name="TableRowCell" office:value-type="string">
            <text:p text:style-name="Table_20_Contents">[Name]</text:p>
          </table:table-cell>
        </table:table-row>
        <table:table-row>
          <table:table-cell table:style-name="TableRowCell" office:value-type="string">
            <text:p text:style-name="Table_20_Contents"><text:span text:style-name="T1">Funktion:</text:span></text:p>
          </table:table-cell>
          <table:table-cell table:style-name="TableRowCell" office:value-type="string">
            <text:p text:style-name="Table_20_Contents">[Geschäftsführer / Inhaber]</text:p>
          </table:table-cell>
        </table:table-row>
        <table:table-row>
          <table:table-cell table:style-name="TableRowCell" office:value-type="string">
            <text:p text:style-name="Table_20_Contents"><text:span text:style-name="T1">Datum:</text:span></text:p>
          </table:table-cell>
          <table:table-cell table:style-name="TableRowCell" office:value-type="string">
            <text:p text:style-name="Table_20_Contents">[Datum]</text:p>
          </table:table-cell>
        </table:table-row>
        <table:table-row>
          <table:table-cell table:style-name="TableRowCell" office:value-type="string">
            <text:p text:style-name="Table_20_Contents"><text:span text:style-name="T1">Ort:</text:span></text:p>
          </table:table-cell>
          <table:table-cell table:style-name="TableRowCell" office:value-type="string">
            <text:p text:style-name="Table_20_Contents">[Ort]</text:p>
          </table:table-cell>
        </table:table-row>
      </table:table>
      <text:p text:style-name="Horizontal_20_Line"/>
      <text:p text:style-name="First_20_paragraph"><text:span text:style-name="T2">Diese Absichtserklärung wird dem Förderantrag unter dem EU Innovation Fund Call IF25 NZT als unterstützendes Dokument beigefügt.</text:span></text:p>
    </office:text>
  </office:body>
</office:document-content>
</file>

<file path=styles.xml><?xml version="1.0" encoding="utf-8"?>
<office:document-styles xmlns:draw="urn:oasis:names:tc:opendocument:xmlns:drawing:1.0" xmlns:fo="urn:oasis:names:tc:opendocument:xmlns:xsl-fo-compatible:1.0" xmlns:office="urn:oasis:names:tc:opendocument:xmlns:office:1.0" xmlns:style="urn:oasis:names:tc:opendocument:xmlns:style:1.0" xmlns:svg="urn:oasis:names:tc:opendocument:xmlns:svg-compatible:1.0" xmlns:table="urn:oasis:names:tc:opendocument:xmlns:table:1.0" xmlns:text="urn:oasis:names:tc:opendocument:xmlns:text:1.0"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Segoe UI" svg:font-family="'Segoe UI'"/>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fo:text-align="justify"/>
      <style:text-properties style:country-asian="none" style:country-complex="none" style:font-name="Segoe UI" style:font-name-asian="Lucida Sans Unicode" style:font-name-complex="Tahoma" style:font-size-asian="12pt" style:font-size-complex="12pt" style:language-asian="zxx" style:language-complex="zxx" style:letter-kerning="true" style:use-window-font-color="true" fo:color="#2c3e50" fo:country="US" fo:font-size="11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Segoe UI" style:font-name-asian="Lucida Sans Unicode" style:font-name-complex="Tahoma" style:font-size-asian="14pt" style:font-size-complex="14pt" fo:color="#1a3a5c"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name="Segoe UI" style:font-size-asian="115%" style:font-size-complex="115%" style:font-weight-asian="bold" style:font-weight-complex="bold" fo:color="#1a3a5c" fo:font-size="115%" fo:font-weight="bold"/>
    </style:style>
    <style:style style:class="text" style:default-outline-level="2" style:display-name="Heading 2" style:family="paragraph" style:name="Heading_20_2" style:next-style-name="Text_20_body" style:parent-style-name="Heading">
      <style:text-properties style:font-name="Segoe UI" style:font-size-asian="14pt" style:font-size-complex="14pt" style:font-style-asian="italic" style:font-style-complex="italic" style:font-weight-asian="bold" style:font-weight-complex="bold" fo:color="#1a3a5c" fo:font-size="14pt" fo:font-style="italic" fo:font-weight="bold"/>
    </style:style>
    <style:style style:class="text" style:default-outline-level="3" style:display-name="Heading 3" style:family="paragraph" style:name="Heading_20_3" style:next-style-name="Text_20_body" style:parent-style-name="Heading">
      <style:text-properties style:font-name="Segoe UI" style:font-size-asian="14pt" style:font-size-complex="14pt" style:font-weight-asian="bold" style:font-weight-complex="bold" fo:color="#1a3a5c" fo:font-size="14pt" fo:font-weight="bold"/>
    </style:style>
    <style:style style:class="text" style:default-outline-level="4" style:display-name="Heading 4" style:family="paragraph" style:name="Heading_20_4" style:next-style-name="Text_20_body" style:parent-style-name="Heading">
      <style:text-properties style:font-name="Segoe UI" style:font-size-asian="85%" style:font-size-complex="85%" style:font-style-asian="italic" style:font-style-complex="italic" style:font-weight-asian="bold" style:font-weight-complex="bold" fo:color="#1a3a5c" fo:font-size="85%" fo:font-style="italic" fo:font-weight="bold"/>
    </style:style>
    <style:style style:class="text" style:default-outline-level="5" style:display-name="Heading 5" style:family="paragraph" style:name="Heading_20_5" style:next-style-name="Text_20_body" style:parent-style-name="Heading">
      <style:text-properties style:font-name="Segoe UI" style:font-size-asian="85%" style:font-size-complex="85%" style:font-weight-asian="bold" style:font-weight-complex="bold" fo:color="#1a3a5c" fo:font-size="85%" fo:font-weight="bold"/>
    </style:style>
    <style:style style:class="text" style:default-outline-level="6" style:display-name="Heading 6" style:family="paragraph" style:name="Heading_20_6" style:next-style-name="Text_20_body" style:parent-style-name="Heading">
      <style:text-properties style:font-name="Segoe UI" style:font-size-asian="75%" style:font-size-complex="75%" style:font-weight-asian="bold" style:font-weight-complex="bold" fo:color="#1a3a5c"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Segoe UI" style:font-name-asian="Courier New" style:font-name-complex="Courier New" style:font-size-asian="10pt" style:font-size-complex="10pt" fo:font-size="10pt" fo:language="zxx"/>
    </style:style>
    <style:style style:family="text" style:name="Source_Text">
      <style:text-properties style:font-name="Segoe UI"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egoe UI"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Segoe UI"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egoe UI"/>
      </text:list-level-style-bullet>
      <text:list-level-style-bullet text:bullet-char="•" text:level="5" text:style-name="Numbering_20_Symbols">
        <style:list-level-properties text:min-label-width="0.1555in" text:space-before="0.7874in"/>
        <style:text-properties style:font-name="Segoe UI"/>
      </text:list-level-style-bullet>
      <text:list-level-style-bullet text:bullet-char="•" text:level="6" text:style-name="Numbering_20_Symbols">
        <style:list-level-properties text:min-label-width="0.1555in" text:space-before="0.9429in"/>
        <style:text-properties style:font-name="Segoe UI"/>
      </text:list-level-style-bullet>
      <text:list-level-style-bullet text:bullet-char="•" text:level="7" text:style-name="Numbering_20_Symbols">
        <style:list-level-properties text:min-label-width="0.1555in" text:space-before="1.0988in"/>
        <style:text-properties style:font-name="Segoe UI"/>
      </text:list-level-style-bullet>
      <text:list-level-style-bullet text:bullet-char="•" text:level="8" text:style-name="Numbering_20_Symbols">
        <style:list-level-properties text:min-label-width="0.1555in" text:space-before="1.2543in"/>
        <style:text-properties style:font-name="Segoe UI"/>
      </text:list-level-style-bullet>
      <text:list-level-style-bullet text:bullet-char="•" text:level="9" text:style-name="Numbering_20_Symbols">
        <style:list-level-properties text:min-label-width="0.1555in" text:space-before="1.4098in"/>
        <style:text-properties style:font-name="Segoe UI"/>
      </text:list-level-style-bullet>
      <text:list-level-style-bullet text:bullet-char="•" text:level="10" text:style-name="Numbering_20_Symbols">
        <style:list-level-properties text:min-label-width="0.1555in" text:space-before="1.5654in"/>
        <style:text-properties style:font-name="Segoe UI"/>
      </text:list-level-style-bullet>
    </text:list-style>
    <text:list-style style:display-name="List 1" style:name="List_20_1">
      <text:list-level-style-bullet text:bullet-char="•" text:level="1" text:style-name="Numbering_20_Symbols">
        <style:list-level-properties text:min-label-width="0.1575in"/>
        <style:text-properties style:font-name="Segoe UI"/>
      </text:list-level-style-bullet>
      <text:list-level-style-bullet text:bullet-char="•" text:level="2" text:style-name="Numbering_20_Symbols">
        <style:list-level-properties text:min-label-width="0.1575in" text:space-before="0.1579in"/>
        <style:text-properties style:font-name="Segoe UI"/>
      </text:list-level-style-bullet>
      <text:list-level-style-bullet text:bullet-char="•" text:level="3" text:style-name="Numbering_20_Symbols">
        <style:list-level-properties text:min-label-width="0.1575in" text:space-before="0.3146in"/>
        <style:text-properties style:font-name="Segoe UI"/>
      </text:list-level-style-bullet>
      <text:list-level-style-bullet text:bullet-char="•" text:level="4" text:style-name="Numbering_20_Symbols">
        <style:list-level-properties text:min-label-width="0.1575in" text:space-before="0.4724in"/>
        <style:text-properties style:font-name="Segoe UI"/>
      </text:list-level-style-bullet>
      <text:list-level-style-bullet text:bullet-char="•" text:level="5" text:style-name="Numbering_20_Symbols">
        <style:list-level-properties text:min-label-width="0.1575in" text:space-before="0.6299in"/>
        <style:text-properties style:font-name="Segoe UI"/>
      </text:list-level-style-bullet>
      <text:list-level-style-bullet text:bullet-char="•" text:level="6" text:style-name="Numbering_20_Symbols">
        <style:list-level-properties text:min-label-width="0.1575in" text:space-before="0.7878in"/>
        <style:text-properties style:font-name="Segoe UI"/>
      </text:list-level-style-bullet>
      <text:list-level-style-bullet text:bullet-char="•" text:level="7" text:style-name="Numbering_20_Symbols">
        <style:list-level-properties text:min-label-width="0.1575in" text:space-before="0.9445in"/>
        <style:text-properties style:font-name="Segoe UI"/>
      </text:list-level-style-bullet>
      <text:list-level-style-bullet text:bullet-char="•" text:level="8" text:style-name="Numbering_20_Symbols">
        <style:list-level-properties text:min-label-width="0.1575in" text:space-before="1.1024in"/>
        <style:text-properties style:font-name="Segoe UI"/>
      </text:list-level-style-bullet>
      <text:list-level-style-bullet text:bullet-char="•" text:level="9" text:style-name="Numbering_20_Symbols">
        <style:list-level-properties text:min-label-width="0.1575in" text:space-before="1.2598in"/>
        <style:text-properties style:font-name="Segoe UI"/>
      </text:list-level-style-bullet>
      <text:list-level-style-bullet text:bullet-char="•" text:level="10" text:style-name="Numbering_20_Symbols">
        <style:list-level-properties text:min-label-width="0.1575in" text:space-before="1.4177in"/>
        <style:text-properties style:font-name="Segoe UI"/>
      </text:list-level-style-bullet>
    </text:list-style>
    <text:list-style style:display-name="List 2" style:name="List_20_2">
      <text:list-level-style-bullet text:bullet-char="–" text:level="1" text:style-name="Numbering_20_Symbols">
        <style:list-level-properties text:min-label-width="0.1181in"/>
        <style:text-properties style:font-name="Segoe UI"/>
      </text:list-level-style-bullet>
      <text:list-level-style-bullet text:bullet-char="–" text:level="2" text:style-name="Numbering_20_Symbols">
        <style:list-level-properties text:min-label-width="0.1181in" text:space-before="0.1181in"/>
        <style:text-properties style:font-name="Segoe UI"/>
      </text:list-level-style-bullet>
      <text:list-level-style-bullet text:bullet-char="–" text:level="3" text:style-name="Numbering_20_Symbols">
        <style:list-level-properties text:min-label-width="0.1181in" text:space-before="0.2362in"/>
        <style:text-properties style:font-name="Segoe UI"/>
      </text:list-level-style-bullet>
      <text:list-level-style-bullet text:bullet-char="–" text:level="4" text:style-name="Numbering_20_Symbols">
        <style:list-level-properties text:min-label-width="0.1181in" text:space-before="0.3539in"/>
        <style:text-properties style:font-name="Segoe UI"/>
      </text:list-level-style-bullet>
      <text:list-level-style-bullet text:bullet-char="–" text:level="5" text:style-name="Numbering_20_Symbols">
        <style:list-level-properties text:min-label-width="0.1181in" text:space-before="0.472in"/>
        <style:text-properties style:font-name="Segoe UI"/>
      </text:list-level-style-bullet>
      <text:list-level-style-bullet text:bullet-char="–" text:level="6" text:style-name="Numbering_20_Symbols">
        <style:list-level-properties text:min-label-width="0.1181in" text:space-before="0.5902in"/>
        <style:text-properties style:font-name="Segoe UI"/>
      </text:list-level-style-bullet>
      <text:list-level-style-bullet text:bullet-char="–" text:level="7" text:style-name="Numbering_20_Symbols">
        <style:list-level-properties text:min-label-width="0.1181in" text:space-before="0.7091in"/>
        <style:text-properties style:font-name="Segoe UI"/>
      </text:list-level-style-bullet>
      <text:list-level-style-bullet text:bullet-char="–" text:level="8" text:style-name="Numbering_20_Symbols">
        <style:list-level-properties text:min-label-width="0.1181in" text:space-before="0.8272in"/>
        <style:text-properties style:font-name="Segoe UI"/>
      </text:list-level-style-bullet>
      <text:list-level-style-bullet text:bullet-char="–" text:level="9" text:style-name="Numbering_20_Symbols">
        <style:list-level-properties text:min-label-width="0.1181in" text:space-before="0.9453in"/>
        <style:text-properties style:font-name="Segoe UI"/>
      </text:list-level-style-bullet>
      <text:list-level-style-bullet text:bullet-char="–" text:level="10" text:style-name="Numbering_20_Symbols">
        <style:list-level-properties text:min-label-width="0.1181in" text:space-before="1.063in"/>
        <style:text-properties style:font-name="Segoe UI"/>
      </text:list-level-style-bullet>
    </text:list-style>
    <text:list-style style:display-name="List 3" style:name="List_20_3">
      <text:list-level-style-bullet text:bullet-char="☑" text:level="1" text:style-name="Numbering_20_Symbols">
        <style:list-level-properties text:min-label-width="0.1555in"/>
        <style:text-properties style:font-name="Segoe UI"/>
      </text:list-level-style-bullet>
      <text:list-level-style-bullet text:bullet-char="□" text:level="2" text:style-name="Numbering_20_Symbols">
        <style:list-level-properties text:min-label-width="0.1555in" text:space-before="0.1555in"/>
        <style:text-properties style:font-name="Segoe UI"/>
      </text:list-level-style-bullet>
      <text:list-level-style-bullet text:bullet-char="☑" text:level="3" text:style-name="Numbering_20_Symbols">
        <style:list-level-properties text:min-label-width="0.1555in"/>
        <style:text-properties style:font-name="Segoe UI"/>
      </text:list-level-style-bullet>
      <text:list-level-style-bullet text:bullet-char="□" text:level="4" text:style-name="Numbering_20_Symbols">
        <style:list-level-properties text:min-label-width="0.1555in" text:space-before="0.1555in"/>
        <style:text-properties style:font-name="Segoe UI"/>
      </text:list-level-style-bullet>
      <text:list-level-style-bullet text:bullet-char="☑" text:level="5" text:style-name="Numbering_20_Symbols">
        <style:list-level-properties text:min-label-width="0.1555in"/>
        <style:text-properties style:font-name="Segoe UI"/>
      </text:list-level-style-bullet>
      <text:list-level-style-bullet text:bullet-char="□" text:level="6" text:style-name="Numbering_20_Symbols">
        <style:list-level-properties text:min-label-width="0.1555in" text:space-before="0.1555in"/>
        <style:text-properties style:font-name="Segoe UI"/>
      </text:list-level-style-bullet>
      <text:list-level-style-bullet text:bullet-char="☑" text:level="7" text:style-name="Numbering_20_Symbols">
        <style:list-level-properties text:min-label-width="0.1555in"/>
        <style:text-properties style:font-name="Segoe UI"/>
      </text:list-level-style-bullet>
      <text:list-level-style-bullet text:bullet-char="□" text:level="8" text:style-name="Numbering_20_Symbols">
        <style:list-level-properties text:min-label-width="0.1555in" text:space-before="0.1555in"/>
        <style:text-properties style:font-name="Segoe UI"/>
      </text:list-level-style-bullet>
      <text:list-level-style-bullet text:bullet-char="☑" text:level="9" text:style-name="Numbering_20_Symbols">
        <style:list-level-properties text:min-label-width="0.1555in"/>
        <style:text-properties style:font-name="Segoe UI"/>
      </text:list-level-style-bullet>
      <text:list-level-style-bullet text:bullet-char="□" text:level="10" text:style-name="Numbering_20_Symbols">
        <style:list-level-properties text:min-label-width="0.1555in" text:space-before="0.1555in"/>
        <style:text-properties style:font-name="Segoe UI"/>
      </text:list-level-style-bullet>
    </text:list-style>
    <text:list-style style:display-name="List 4" style:name="List_20_4">
      <text:list-level-style-bullet text:bullet-char="➢" text:level="1" text:style-name="Numbering_20_Symbols">
        <style:list-level-properties text:min-label-width="0.1575in"/>
        <style:text-properties style:font-name="Segoe UI"/>
      </text:list-level-style-bullet>
      <text:list-level-style-bullet text:bullet-char="" text:level="2" text:style-name="Numbering_20_Symbols">
        <style:list-level-properties text:min-label-width="0.1575in" text:space-before="0.1579in"/>
        <style:text-properties style:font-name="Segoe UI"/>
      </text:list-level-style-bullet>
      <text:list-level-style-bullet text:bullet-char="" text:level="3" text:style-name="Numbering_20_Symbols">
        <style:list-level-properties text:min-label-width="0.1575in" text:space-before="0.3146in"/>
        <style:text-properties style:font-name="Segoe UI"/>
      </text:list-level-style-bullet>
      <text:list-level-style-bullet text:bullet-char="" text:level="4" text:style-name="Numbering_20_Symbols">
        <style:list-level-properties text:min-label-width="0.1575in" text:space-before="0.4724in"/>
        <style:text-properties style:font-name="Segoe UI"/>
      </text:list-level-style-bullet>
      <text:list-level-style-bullet text:bullet-char="" text:level="5" text:style-name="Numbering_20_Symbols">
        <style:list-level-properties text:min-label-width="0.1575in" text:space-before="0.6299in"/>
        <style:text-properties style:font-name="Segoe UI"/>
      </text:list-level-style-bullet>
      <text:list-level-style-bullet text:bullet-char="" text:level="6" text:style-name="Numbering_20_Symbols">
        <style:list-level-properties text:min-label-width="0.1575in" text:space-before="0.7878in"/>
        <style:text-properties style:font-name="Segoe UI"/>
      </text:list-level-style-bullet>
      <text:list-level-style-bullet text:bullet-char="" text:level="7" text:style-name="Numbering_20_Symbols">
        <style:list-level-properties text:min-label-width="0.1575in" text:space-before="0.9445in"/>
        <style:text-properties style:font-name="Segoe UI"/>
      </text:list-level-style-bullet>
      <text:list-level-style-bullet text:bullet-char="" text:level="8" text:style-name="Numbering_20_Symbols">
        <style:list-level-properties text:min-label-width="0.1575in" text:space-before="1.1024in"/>
        <style:text-properties style:font-name="Segoe UI"/>
      </text:list-level-style-bullet>
      <text:list-level-style-bullet text:bullet-char="" text:level="9" text:style-name="Numbering_20_Symbols">
        <style:list-level-properties text:min-label-width="0.1575in" text:space-before="1.2598in"/>
        <style:text-properties style:font-name="Segoe UI"/>
      </text:list-level-style-bullet>
      <text:list-level-style-bullet text:bullet-char="" text:level="10" text:style-name="Numbering_20_Symbols">
        <style:list-level-properties text:min-label-width="0.1575in" text:space-before="1.4177in"/>
        <style:text-properties style:font-name="Segoe UI"/>
      </text:list-level-style-bullet>
    </text:list-style>
    <text:list-style style:display-name="List 5" style:name="List_20_5">
      <text:list-level-style-bullet text:bullet-char="✗" text:level="1" text:style-name="Numbering_20_Symbols">
        <style:list-level-properties text:min-label-width="0.1575in"/>
        <style:text-properties style:font-name="Segoe UI"/>
      </text:list-level-style-bullet>
      <text:list-level-style-bullet text:bullet-char="✗" text:level="2" text:style-name="Numbering_20_Symbols">
        <style:list-level-properties text:min-label-width="0.1575in" text:space-before="0.1579in"/>
        <style:text-properties style:font-name="Segoe UI"/>
      </text:list-level-style-bullet>
      <text:list-level-style-bullet text:bullet-char="✗" text:level="3" text:style-name="Numbering_20_Symbols">
        <style:list-level-properties text:min-label-width="0.1575in" text:space-before="0.3146in"/>
        <style:text-properties style:font-name="Segoe UI"/>
      </text:list-level-style-bullet>
      <text:list-level-style-bullet text:bullet-char="✗" text:level="4" text:style-name="Numbering_20_Symbols">
        <style:list-level-properties text:min-label-width="0.1575in" text:space-before="0.4724in"/>
        <style:text-properties style:font-name="Segoe UI"/>
      </text:list-level-style-bullet>
      <text:list-level-style-bullet text:bullet-char="✗" text:level="5" text:style-name="Numbering_20_Symbols">
        <style:list-level-properties text:min-label-width="0.1575in" text:space-before="0.6299in"/>
        <style:text-properties style:font-name="Segoe UI"/>
      </text:list-level-style-bullet>
      <text:list-level-style-bullet text:bullet-char="✗" text:level="6" text:style-name="Numbering_20_Symbols">
        <style:list-level-properties text:min-label-width="0.1575in" text:space-before="0.7878in"/>
        <style:text-properties style:font-name="Segoe UI"/>
      </text:list-level-style-bullet>
      <text:list-level-style-bullet text:bullet-char="✗" text:level="7" text:style-name="Numbering_20_Symbols">
        <style:list-level-properties text:min-label-width="0.1575in" text:space-before="0.9445in"/>
        <style:text-properties style:font-name="Segoe UI"/>
      </text:list-level-style-bullet>
      <text:list-level-style-bullet text:bullet-char="✗" text:level="8" text:style-name="Numbering_20_Symbols">
        <style:list-level-properties text:min-label-width="0.1575in" text:space-before="1.1024in"/>
        <style:text-properties style:font-name="Segoe UI"/>
      </text:list-level-style-bullet>
      <text:list-level-style-bullet text:bullet-char="✗" text:level="9" text:style-name="Numbering_20_Symbols">
        <style:list-level-properties text:min-label-width="0.1575in" text:space-before="1.2598in"/>
        <style:text-properties style:font-name="Segoe UI"/>
      </text:list-level-style-bullet>
      <text:list-level-style-bullet text:bullet-char="✗" text:level="10" text:style-name="Numbering_20_Symbols">
        <style:list-level-properties text:min-label-width="0.1575in" text:space-before="1.4177in"/>
        <style:text-properties style:font-name="Segoe UI"/>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20mm" fo:margin-left="25mm" fo:margin-right="20mm" fo:margin-top="20mm" fo:page-height="297mm" fo:page-width="210mm">
        <style:footnote-sep style:adjustment="left" style:color="#000000" style:distance-after-sep="0.0398in" style:distance-before-sep="0.0398in" style:line-style="none" style:rel-width="25%" style:width="0.0071in"/>
      </style:page-layout-properties>
      <style:header-style/>
      <style:footer-style>
        <style:header-footer-properties fo:border-top="0.5pt solid #1a3a5c" fo:margin-top="4mm" fo:min-height="8mm" fo:padding-top="2mm"/>
      </style:footer-style>
    </style:page-layout>
    <style:style style:family="paragraph" style:name="Footer">
      <style:paragraph-properties fo:text-align="start">
        <style:tab-stops>
          <style:tab-stop style:position="165mm" style:type="right"/>
        </style:tab-stops>
      </style:paragraph-properties>
      <style:text-properties style:font-name="Segoe UI" fo:color="#5d6d7e" fo:font-size="7.5pt"/>
    </style:style>
    <style:style style:family="text" style:name="FooterBold">
      <style:text-properties style:font-name="Segoe UI" fo:color="#1a3a5c" fo:font-size="7.5pt" fo:font-weight="bold"/>
    </style:style>
  </office:automatic-styles>
  <office:master-styles>
    <style:master-page style:name="Standard" style:page-layout-name="Mpm1">
      <style:footer>
        <text:p text:style-name="Footer"><text:span text:style-name="FooterBold">Energieberatung Schwaigkofler GmbH</text:span>  |  Poststrasse 2, FL-9491 Ruggell  |  info@schwaigkofler.org<text:tab/>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meta:generator>
    <dc:title>Absichtserklärung (Letter of Intent)</dc:title>
    <dc:description/>
    <dc:subject/>
    <meta:keyword/>
    <meta:initial-creator/>
    <dc:creator/>
    <meta:creation-date>2026-03-02T15:58:39Z</meta:creation-date>
    <dc:date>2026-03-02T15:58:39Z</dc:date>
    <meta:user-defined meta:name="date" meta:value-type="string"/>
    <meta:user-defined meta:name="subtitle" meta:value-type="string">Rohbiogas-Lieferzusage und Gesellschafter-Beitritt</meta:user-defined>
  </office:meta>
</office:document-meta>
</file>